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6961"/>
    </style:style>
    <style:style style:name="P2" style:family="paragraph" style:parent-style-name="Standard">
      <style:text-properties officeooo:rsid="00063619" officeooo:paragraph-rsid="00063619"/>
    </style:style>
    <style:style style:name="P3" style:family="paragraph" style:parent-style-name="Standard">
      <style:text-properties officeooo:rsid="0006748e" officeooo:paragraph-rsid="0006748e"/>
    </style:style>
    <style:style style:name="P4" style:family="paragraph" style:parent-style-name="Standard">
      <style:text-properties officeooo:rsid="0006b927" officeooo:paragraph-rsid="0006b927"/>
    </style:style>
    <style:style style:name="P5" style:family="paragraph" style:parent-style-name="Standard">
      <style:text-properties officeooo:rsid="00076554" officeooo:paragraph-rsid="00076554"/>
    </style:style>
    <style:style style:name="P6" style:family="paragraph" style:parent-style-name="Standard">
      <style:text-properties officeooo:rsid="00091e1b" officeooo:paragraph-rsid="00091e1b"/>
    </style:style>
    <style:style style:name="P7" style:family="paragraph" style:parent-style-name="Standard">
      <style:text-properties officeooo:rsid="0009242c" officeooo:paragraph-rsid="0009242c"/>
    </style:style>
    <style:style style:name="P8" style:family="paragraph" style:parent-style-name="Standard">
      <style:text-properties officeooo:rsid="000af718" officeooo:paragraph-rsid="000af718"/>
    </style:style>
    <style:style style:name="P9" style:family="paragraph" style:parent-style-name="Standard">
      <style:text-properties officeooo:paragraph-rsid="000af718"/>
    </style:style>
    <style:style style:name="P10" style:family="paragraph" style:parent-style-name="Standard">
      <style:text-properties style:font-name="Liberation Serif" fo:font-size="12pt" officeooo:paragraph-rsid="000af718" style:font-size-asian="12pt" style:font-size-complex="12pt"/>
    </style:style>
    <style:style style:name="P11" style:family="paragraph" style:parent-style-name="Standard">
      <style:text-properties style:use-window-font-color="true" officeooo:rsid="0010917c" officeooo:paragraph-rsid="0010917c"/>
    </style:style>
    <style:style style:name="P12" style:family="paragraph" style:parent-style-name="Standard">
      <style:text-properties style:use-window-font-color="true" officeooo:rsid="00127767" officeooo:paragraph-rsid="00127767"/>
    </style:style>
    <style:style style:name="P13" style:family="paragraph" style:parent-style-name="Standard">
      <style:text-properties officeooo:rsid="00154f2c" officeooo:paragraph-rsid="00154f2c"/>
    </style:style>
    <style:style style:name="P14" style:family="paragraph" style:parent-style-name="Standard">
      <style:text-properties officeooo:rsid="0016cc0e" officeooo:paragraph-rsid="0016cc0e"/>
    </style:style>
    <style:style style:name="P15" style:family="paragraph" style:parent-style-name="Standard">
      <style:text-properties officeooo:rsid="001b5b01" officeooo:paragraph-rsid="001b5b01"/>
    </style:style>
    <style:style style:name="P16" style:family="paragraph" style:parent-style-name="Standard">
      <style:text-properties officeooo:rsid="00223713" officeooo:paragraph-rsid="00223713"/>
    </style:style>
    <style:style style:name="P17" style:family="paragraph" style:parent-style-name="Standard">
      <style:text-properties officeooo:rsid="0022e614" officeooo:paragraph-rsid="0022e614"/>
    </style:style>
    <style:style style:name="P18" style:family="paragraph" style:parent-style-name="Standard">
      <style:text-properties officeooo:rsid="0023a08d" officeooo:paragraph-rsid="0023a08d"/>
    </style:style>
    <style:style style:name="P19" style:family="paragraph" style:parent-style-name="Standard">
      <style:text-properties officeooo:rsid="0026d65c" officeooo:paragraph-rsid="0026d65c"/>
    </style:style>
    <style:style style:name="P20" style:family="paragraph" style:parent-style-name="Standard">
      <style:text-properties officeooo:rsid="002a271e" officeooo:paragraph-rsid="002a271e"/>
    </style:style>
    <style:style style:name="P21" style:family="paragraph" style:parent-style-name="Standard">
      <style:text-properties officeooo:rsid="002bd014" officeooo:paragraph-rsid="002bd014"/>
    </style:style>
    <style:style style:name="P22" style:family="paragraph" style:parent-style-name="Standard">
      <style:text-properties officeooo:rsid="002d27b9" officeooo:paragraph-rsid="002d27b9"/>
    </style:style>
    <style:style style:name="P23" style:family="paragraph" style:parent-style-name="Standard">
      <style:text-properties officeooo:rsid="002ff2d6" officeooo:paragraph-rsid="0030d13f"/>
    </style:style>
    <style:style style:name="P24" style:family="paragraph" style:parent-style-name="Standard">
      <style:text-properties officeooo:rsid="00328390" officeooo:paragraph-rsid="00328390"/>
    </style:style>
    <style:style style:name="P25" style:family="paragraph" style:parent-style-name="Standard">
      <style:text-properties officeooo:rsid="00328390" officeooo:paragraph-rsid="00346c11"/>
    </style:style>
    <style:style style:name="P26" style:family="paragraph" style:parent-style-name="Standard">
      <style:text-properties officeooo:rsid="00367b5f" officeooo:paragraph-rsid="00367b5f"/>
    </style:style>
    <style:style style:name="P27" style:family="paragraph" style:parent-style-name="Standard">
      <style:text-properties officeooo:rsid="00367b5f" officeooo:paragraph-rsid="003bf2df"/>
    </style:style>
    <style:style style:name="P28" style:family="paragraph" style:parent-style-name="Heading_20_2">
      <style:text-properties fo:font-variant="normal" fo:text-transform="none" fo:color="#24292e" style:font-name="Liberation Serif" fo:font-size="12pt" fo:letter-spacing="normal" fo:font-style="normal" fo:font-weight="bold" officeooo:rsid="001b5b01" officeooo:paragraph-rsid="001b5b01" style:font-size-asian="12pt" style:font-size-complex="12pt"/>
    </style:style>
    <style:style style:name="P29"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30" style:family="paragraph" style:parent-style-name="Text_20_body">
      <style:paragraph-properties fo:margin-top="0cm" fo:margin-bottom="0.319cm" loext:contextual-spacing="false" fo:orphans="2" fo:widows="2"/>
      <style:text-properties fo:font-variant="normal" fo:text-transform="none" fo:color="#24292e" style:font-name="Liberation Serif" fo:font-size="12pt" fo:letter-spacing="normal" fo:font-style="normal" fo:font-weight="normal" style:font-size-asian="12pt" style:font-size-complex="12pt"/>
    </style:style>
    <style:style style:name="P31" style:family="paragraph" style:parent-style-name="Standard">
      <style:text-properties fo:font-variant="normal" fo:text-transform="none" fo:color="#0366d6" style:text-line-through-style="none" style:text-line-through-type="none" style:font-name="Liberation Serif" fo:font-size="12pt" fo:letter-spacing="normal" fo:font-style="normal" style:text-underline-style="none" fo:font-weight="normal" officeooo:paragraph-rsid="000af718" style:text-blinking="false" fo:background-color="#ffffff" style:font-size-asian="12pt" style:font-size-complex="12pt"/>
    </style:style>
    <style:style style:name="P32" style:family="paragraph" style:parent-style-name="Standard">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00e57" officeooo:paragraph-rsid="00100e57" style:text-blinking="false" fo:background-color="#ffffff" style:font-size-asian="12pt" style:font-size-complex="12pt"/>
    </style:style>
    <style:style style:name="P33" style:family="paragraph" style:parent-style-name="Standard">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27767" officeooo:paragraph-rsid="00127767" style:text-blinking="false" fo:background-color="#ffffff" style:font-size-asian="12pt" style:font-size-complex="12pt"/>
    </style:style>
    <style:style style:name="P34" style:family="paragraph" style:parent-style-name="Standard">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3322d" officeooo:paragraph-rsid="0013322d" style:text-blinking="false" fo:background-color="#ffffff" style:font-size-asian="12pt" style:font-size-complex="12pt"/>
    </style:style>
    <style:style style:name="P35" style:family="paragraph" style:parent-style-name="Standard">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358b5" officeooo:paragraph-rsid="001358b5" style:text-blinking="false" fo:background-color="#ffffff" style:font-size-asian="12pt" style:font-size-complex="12pt"/>
    </style:style>
    <style:style style:name="P36" style:family="paragraph" style:parent-style-name="Standard">
      <style:text-properties fo:font-variant="normal" fo:text-transform="none" fo:color="#24292e" style:font-name="Liberation Serif" fo:font-size="12pt" fo:letter-spacing="normal" fo:font-style="normal" fo:font-weight="normal" officeooo:rsid="00328390" officeooo:paragraph-rsid="00346c11" style:font-size-asian="12pt" style:font-size-complex="12pt"/>
    </style:style>
    <style:style style:name="P37" style:family="paragraph" style:parent-style-name="Standard">
      <style:text-properties fo:font-variant="normal" fo:text-transform="none" fo:color="#24292e" style:font-name="Liberation Serif" fo:font-size="12pt" fo:letter-spacing="normal" fo:font-style="normal" fo:font-weight="normal" officeooo:rsid="00367b5f" officeooo:paragraph-rsid="00367b5f" style:font-size-asian="12pt" style:font-size-complex="12pt"/>
    </style:style>
    <style:style style:name="P38" style:family="paragraph" style:parent-style-name="Standard">
      <style:text-properties fo:font-variant="normal" fo:text-transform="none" fo:color="#24292e" style:font-name="Liberation Serif" fo:font-size="12pt" fo:letter-spacing="normal" fo:font-style="normal" fo:font-weight="normal" officeooo:rsid="0037dc30" officeooo:paragraph-rsid="00367b5f" style:font-size-asian="12pt" style:font-size-complex="12pt"/>
    </style:style>
    <style:style style:name="P39" style:family="paragraph" style:parent-style-name="Standard">
      <style:text-properties fo:font-variant="normal" fo:text-transform="none" fo:color="#24292e" style:font-name="Liberation Serif" fo:font-size="12pt" fo:letter-spacing="normal" fo:font-style="normal" fo:font-weight="normal" officeooo:rsid="003a2280" officeooo:paragraph-rsid="00367b5f" style:font-size-asian="12pt" style:font-size-complex="12pt"/>
    </style:style>
    <style:style style:name="P40" style:family="paragraph" style:parent-style-name="Standard">
      <style:text-properties officeooo:rsid="0022e614" officeooo:paragraph-rsid="0022e614"/>
    </style:style>
    <style:style style:name="P41" style:family="paragraph" style:parent-style-name="Standard">
      <style:text-properties officeooo:rsid="00223713" officeooo:paragraph-rsid="00223713"/>
    </style:style>
    <style:style style:name="T1" style:family="text">
      <style:text-properties officeooo:rsid="000af718"/>
    </style:style>
    <style:style style:name="T2" style:family="text">
      <style:text-properties fo:font-variant="normal" fo:text-transform="none" fo:color="#24292e" fo:letter-spacing="normal" fo:font-style="normal" fo:font-weight="normal"/>
    </style:style>
    <style:style style:name="T3" style:family="text">
      <style:text-properties fo:font-variant="normal" fo:text-transform="none" fo:color="#24292e" style:font-name="apple-system" fo:font-size="9.05000019073486pt" fo:letter-spacing="normal" fo:font-style="normal" fo:font-weight="bold"/>
    </style:style>
    <style:style style:name="T4" style:family="text">
      <style:text-properties fo:font-variant="normal" fo:text-transform="none" fo:color="#24292e" style:font-name="Liberation Serif" fo:font-size="12pt" fo:letter-spacing="normal" fo:font-weight="normal" style:font-size-asian="12pt" style:font-size-complex="12pt"/>
    </style:style>
    <style:style style:name="T5" style:family="text">
      <style:text-properties fo:font-variant="normal" fo:text-transform="none" fo:color="#24292e" style:font-name="Liberation Serif" fo:font-size="12pt" fo:letter-spacing="normal" fo:font-style="normal" fo:font-weight="normal" style:font-size-asian="12pt" style:font-size-complex="12pt"/>
    </style:style>
    <style:style style:name="T6" style:family="text">
      <style:text-properties fo:font-variant="normal" fo:text-transform="none" fo:color="#24292e" style:font-name="Liberation Serif" fo:font-size="12pt" fo:letter-spacing="normal" fo:font-style="normal" fo:font-weight="normal" officeooo:rsid="0037dc30" style:font-size-asian="12pt" style:font-size-complex="12pt"/>
    </style:style>
    <style:style style:name="T7" style:family="text">
      <style:text-properties fo:font-variant="normal" fo:text-transform="none" fo:color="#24292e" style:font-name="Liberation Serif" fo:font-size="12pt" fo:letter-spacing="normal" fo:font-style="normal" fo:font-weight="normal" officeooo:rsid="003964bf" style:font-size-asian="12pt" style:font-size-complex="12pt"/>
    </style:style>
    <style:style style:name="T8" style:family="text">
      <style:text-properties fo:font-variant="normal" fo:text-transform="none" fo:color="#24292e" style:font-name="Liberation Serif" fo:font-size="12pt" fo:letter-spacing="normal" fo:font-style="normal" fo:font-weight="normal" officeooo:rsid="003a2280" style:font-size-asian="12pt" style:font-size-complex="12pt"/>
    </style:style>
    <style:style style:name="T9" style:family="text">
      <style:text-properties fo:font-variant="normal" fo:text-transform="none" fo:color="#24292e" style:font-name="Liberation Serif" fo:font-size="12pt" fo:letter-spacing="normal" fo:font-style="normal" fo:font-weight="normal" officeooo:rsid="003a2280" style:font-size-asian="12pt" style:font-weight-asian="normal" style:font-size-complex="12pt" style:font-weight-complex="normal"/>
    </style:style>
    <style:style style:name="T10" style:family="text">
      <style:text-properties fo:font-variant="normal" fo:text-transform="none" fo:color="#24292e" style:font-name="Liberation Serif" fo:font-size="12pt" fo:letter-spacing="normal" fo:font-style="normal" fo:font-weight="bold" style:font-size-asian="12pt" style:font-size-complex="12pt"/>
    </style:style>
    <style:style style:name="T11" style:family="text">
      <style:text-properties fo:font-variant="normal" fo:text-transform="none" fo:color="#24292e" style:font-name="Liberation Serif" fo:font-size="12pt" fo:letter-spacing="normal" style:font-size-asian="12pt" style:font-size-complex="12pt"/>
    </style:style>
    <style:style style:name="T12" style:family="text">
      <style:text-properties fo:font-variant="normal" fo:text-transform="none" fo:color="#0366d6"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4"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1020f" style:text-blinking="false" fo:background-color="#ffffff" loext:char-shading-value="0"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a2280"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italic" fo:font-weight="normal" officeooo:rsid="003a2280" style:font-size-asian="12pt" style:font-weight-asian="normal" style:font-size-complex="12pt" style:font-weight-complex="normal"/>
    </style:style>
    <style:style style:name="T17" style:family="text">
      <style:text-properties fo:font-variant="normal" fo:text-transform="none" fo:color="#222288" style:font-name="Liberation Serif" fo:font-size="12pt" fo:letter-spacing="normal" fo:font-style="normal" fo:font-weight="normal" officeooo:rsid="003a2280" style:font-size-asian="12pt" style:font-weight-asian="normal" style:font-size-complex="12pt" style:font-weight-complex="normal"/>
    </style:style>
    <style:style style:name="T18" style:family="text">
      <style:text-properties style:font-name="Liberation Serif" fo:font-size="12pt" style:font-size-asian="12pt" style:font-size-complex="12pt"/>
    </style:style>
    <style:style style:name="T19" style:family="text">
      <style:text-properties officeooo:rsid="0018c4f5"/>
    </style:style>
    <style:style style:name="T20" style:family="text">
      <style:text-properties officeooo:rsid="001d0a86"/>
    </style:style>
    <style:style style:name="T21" style:family="text">
      <style:text-properties officeooo:rsid="001f1abe"/>
    </style:style>
    <style:style style:name="T22" style:family="text">
      <style:text-properties officeooo:rsid="0027d26e"/>
    </style:style>
    <style:style style:name="T23" style:family="text">
      <style:text-properties officeooo:rsid="002e5d52"/>
    </style:style>
    <style:style style:name="T24" style:family="text">
      <style:text-properties officeooo:rsid="00301e8c"/>
    </style:style>
    <style:style style:name="T25" style:family="text">
      <style:text-properties officeooo:rsid="0030d13f"/>
    </style:style>
    <style:style style:name="T26" style:family="text">
      <style:text-properties officeooo:rsid="00346c11"/>
    </style:style>
    <style:style style:name="T27" style:family="text">
      <style:text-properties officeooo:rsid="003e6a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2409-6</text:p>
      <text:p text:style-name="P1"/>
      <text:p text:style-name="P2">Le 07/11 : devoir de 45min à envoyer par mail. Réviser les TEI guidelines et ce qu’on a déjà vu en cours. </text:p>
      <text:p text:style-name="P2"/>
      <text:p text:style-name="P3">TEI.</text:p>
      <text:p text:style-name="P3">Dans la balise text : on va trouver front, body et back. </text:p>
      <text:p text:style-name="P4">TeiHeader en 4 parties : fileDesc <text:span text:style-name="T27">(titleStmt, publicationStmt et le sourceDesc)</text:span>, EncodingDesc, profilDesc et revisionDesc.</text:p>
      <text:p text:style-name="P4"/>
      <text:p text:style-name="P4">FileDesc : avec titleStmt, publicationStmt et sourceDesc. </text:p>
      <text:p text:style-name="P5">Title, &lt;title sub= « tragédie »&gt;</text:p>
      <text:p text:style-name="P5"/>
      <text:p text:style-name="P6">Le Teiheader est très complexe, on ne peut pas toujours connaître toutes les balises du Teiheader. Si on a un doute, il faut retourner voir les guidelines car le champ des possibles est énorme. </text:p>
      <text:p text:style-name="P6"/>
      <text:p text:style-name="P7">IL faut réfléchir aux champs nécessaires dans le TeiHeader, mais il ne faut pas tous les mettre. On peut chercher à reproduire une norme déjà existante telle que le Dublin Core qui est très connu et très utilisé. </text:p>
      <text:p text:style-name="P7"/>
      <text:p text:style-name="P8">Le Dublin Core doit fournir un socle commun d’éléments descriptifs pour améliorer le signalement et la recherche de ressources au-delà de diverses communauté et de nombreux formats descriptifs. </text:p>
      <text:p text:style-name="P8">Le Dublin C<text:span text:style-name="T18">ore prévoit 15 éléments facultatifs et répétables qui portent sur la description :</text:span></text:p>
      <text:p text:style-name="P10"><text:span text:style-name="T1">→ du contenu, </text:span><text:span text:style-name="T2">Title, Subject, Description, Source, Language, Relation, Coverage ;</text:span></text:p>
      <text:p text:style-name="P10"><text:span text:style-name="T1">→ de la propriété intellectuelle,</text:span><text:span text:style-name="T2">Creator, Contributor, Publisher, Rights ;</text:span></text:p>
      <text:p text:style-name="P10"><text:span text:style-name="T1">→ de l’instanciation, </text:span><text:span text:style-name="T2">Date, Type, Format, Identifier.</text:span></text:p>
      <text:p text:style-name="P9"><text:span text:style-name="Emphasis"><text:span text:style-name="T4">Pour en savoir plus :</text:span></text:span><text:span text:style-name="T5"> </text:span><text:a xlink:type="simple" xlink:href="http://www.bnf.fr/fr/professionnels/formats_catalogage/a.f_dublin_core.html" text:style-name="Internet_20_link" text:visited-style-name="Visited_20_Internet_20_Link"><text:span text:style-name="T12">http://www.bnf.fr/fr/professionnels/formats_catalogage/a.f_dublin_core.html</text:span></text:a></text:p>
      <text:p text:style-name="P31"/>
      <text:p text:style-name="P32">Dublin Core : description minimum des documents internet mais ce sont des données minimales pour l’interopérabilité mais de base cela ne suffit pas pour les bibliothécaires qui veulent une description bcp plus précise et riche. </text:p>
      <text:p text:style-name="P11"><text:span text:style-name="T13">Il y a un minimum à fournir, mais il faut évidemment enrichir le TEIheader avec toutes les informations utiles sur document (titre, auteurs, sources, etc.). </text:span><text:span text:style-name="T14">Il faut favoriser les champs spécialisés qui permettent de récupérer plus facilement les données dans des catalogues (éviter au maximum de laisser les informations dans des paragraphes). </text:span></text:p>
      <text:p text:style-name="P12"><text:span text:style-name="T14">C</text:span><text:span text:style-name="T13">ertaines informations du Dublin Core ne vont dans pas le FileDesc mais dans le profileDesc. </text:span></text:p>
      <text:p text:style-name="P33"/>
      <text:p text:style-name="P34">Il faut garder à l’esprit que quelqu’un d’autre pourra utiliser le texte après moi, il faut donc lui donner le plus d’informations possibles pour qu’il puisse comprendre ce qui a été fait, le vérifier et le modifier simplement. </text:p>
      <text:p text:style-name="P34"/>
      <text:p text:style-name="P35">Cf article creative common sur wikipedia. </text:p>
      <text:p text:style-name="P8"/>
      <text:p text:style-name="P8"/>
      <text:p text:style-name="P13">Séance 6. </text:p>
      <text:p text:style-name="P13">Les Tei guidelines. </text:p>
      <text:p text:style-name="P13"/>
      <text:p text:style-name="P14">Manuel de la TEI en ligne, faire de la TEI un outil scientifique pour documenter les pratiques d’encodage. <text:span text:style-name="T19">Ce n’est pas un standard qui dit ce qu’on doit faire mais c’est un outil d’accompagnement pour communiquer à l’ensemble d’une communauté ce qu’on a fait. L’encodage n’est valide que s’il répond aux exigences de TEI-All. </text:span></text:p>
      <text:p text:style-name="P15"><text:soft-page-break/>Il faut respecter les grandes lignes de la sémantiques TEI utilisée. <text:span text:style-name="T20">Ne pas hésiter à utiliser des commentaires pour justifier les choix d’encodage. Chaque élément TEI a une valeur associé dans les guidelines. </text:span></text:p>
      <text:p text:style-name="P15"/>
      <text:h text:style-name="P28" text:outline-level="2">Les “principes de Poughkeepsie” (1987)</text:h>
      <text:p text:style-name="P29">Les recommandations visent à :</text:p>
      <text:p text:style-name="P30"><text:span text:style-name="T21">→ </text:span>Fournir un format standard;</text:p>
      <text:p text:style-name="P30"><text:span text:style-name="T21">→ </text:span>Favoriser l’échange de textes dans les humanités;</text:p>
      <text:p text:style-name="P30"><text:span text:style-name="T21">→ </text:span>Suggérer des principes abstraits pour l’encodage des textes;</text:p>
      <text:p text:style-name="P30"><text:span text:style-name="T21">→ </text:span>Inclure un ensemble minimal de conventions pour l’encodage de nouveaux textes;</text:p>
      <text:p text:style-name="P30"><text:span text:style-name="T21">→ </text:span>Proposer des ensembles de conventions d’encodage adaptés à plusieurs applications différentes.</text:p>
      <text:p text:style-name="P16">Les TEI guidelines ont une page d’accueil. </text:p>
      <text:p text:style-name="P16"/>
      <text:p text:style-name="P16"/>
      <text:p text:style-name="P19">Les modules regroupent des balises et des attributs et les déclarent (donne leur d<text:span text:style-name="T22">e</text:span>scription, leur utilisation et ce qu’ils doivent contenir pour être valide). </text:p>
      <text:p text:style-name="P17">4 modules sont obligatoires dans les documents TEI : tei, header, core, textstructure. </text:p>
      <text:p text:style-name="P17"/>
      <text:p text:style-name="P18">On trouve aussi des modules spécifiques liés à un type d’objet, une approche, une discipline etc :analysis, drama, gaiji, linking, msdescription, namesdates, textcrit, transcr. </text:p>
      <text:p text:style-name="P20">ODD : one document does all. </text:p>
      <text:p text:style-name="P20"/>
      <text:p text:style-name="P21">L’ensemble des éléments tei peuvent appartenir à plusieurs classes et modèles mais à un seul module. </text:p>
      <text:p text:style-name="P22">Classe d’éléments : il hérite de toutes les propriétés de la classe dans laquelle il est. </text:p>
      <text:p text:style-name="P22">Classe d’attribut : ranger les attributs en fonction de ce qu’ils font. </text:p>
      <text:p text:style-name="P22"><text:tab/><text:span text:style-name="T23">Ex : attglobal contient xml:id, xml:lang. </text:span></text:p>
      <text:p text:style-name="P22"/>
      <text:p text:style-name="P23">Modèles de classe : <text:span text:style-name="T24">manière alternative de réunir les éléments sans passer par les modules ;</text:span></text:p>
      <text:p text:style-name="P23"><text:span text:style-name="T25">ex : </text:span>divPart (les sections d’un modèle), élément d’un même domaine (nameLike). </text:p>
      <text:p text:style-name="P23"/>
      <text:p text:style-name="P24">Les macros : <text:span text:style-name="T26">autre manière de réunir des éléments. </text:span></text:p>
      <text:p text:style-name="P25"><text:span text:style-name="Strong_20_Emphasis"><text:span text:style-name="T3"><text:line-break/></text:span></text:span><text:span text:style-name="Strong_20_Emphasis"><text:span text:style-name="T10">macro.limitedContent</text:span></text:span><text:span text:style-name="T11"> </text:span><text:span text:style-name="T5">(contenu du paragraphe) définit le contenu des éléments textuels qui ne sont pas utilisés pour la transcription des contenus existants. </text:span></text:p>
      <text:p text:style-name="P25"><text:span text:style-name="Strong_20_Emphasis"><text:span text:style-name="T10">macro.phraseSeq</text:span></text:span><text:span text:style-name="T11"> </text:span><text:span text:style-name="T5">(suite de syntagmes) définit un ordre de données et d'éléments syntagmatiques. </text:span></text:p>
      <text:p text:style-name="P25"><text:span text:style-name="Strong_20_Emphasis"><text:span text:style-name="T10">macro.specialPara</text:span></text:span><text:span text:style-name="T11"> </text:span><text:span text:style-name="T5">(contenu "spécial" de paragraphe) définit le modèle de contenu des éléments tels que des notes ou des items de liste. </text:span></text:p>
      <text:p text:style-name="P25"><text:span text:style-name="Strong_20_Emphasis"><text:span text:style-name="T10">macro.xtext</text:span></text:span><text:span text:style-name="T11"> </text:span><text:span text:style-name="T5">(texte étendu) définit une suite de caractères et d'éléments gaiji</text:span></text:p>
      <text:p text:style-name="P36"/>
      <text:p text:style-name="P37">Chercher à faire une liste de personnage dans un roman (pour à terme faire un index avec les occurrences).</text:p>
      <text:p text:style-name="P38">Names, Dates, People and Places.</text:p>
      <text:p text:style-name="P38"><text:tab/>&lt;persName&gt; mais il ne donne pas une liste, il décrit un personnage. </text:p>
      <text:p text:style-name="P26"><text:span text:style-name="T6"><text:tab/></text:span><text:span text:style-name="T7">&lt;listPerson&gt; </text:span><text:span text:style-name="T8">exemple de base le plus simple.</text:span></text:p>
      <text:p text:style-name="P39"><text:tab/><text:tab/>À déclarer dans le &lt;profileDesc&gt; :</text:p>
      <text:p text:style-name="P27"><text:soft-page-break/><text:span text:style-name="T15">&lt;profileDesc&gt;</text:span><text:span text:style-name="T9"><text:line-break/></text:span><text:span text:style-name="T15"> &lt;particDesc&gt;</text:span><text:span text:style-name="T9"><text:line-break/></text:span><text:span text:style-name="T15">  &lt;listPerson </text:span><text:span text:style-name="T17">type</text:span><text:span text:style-name="T15">="historical"&gt;</text:span><text:span text:style-name="T8"><text:line-break/></text:span><text:span text:style-name="T15">   &lt;person </text:span><text:span text:style-name="T17">xml:id</text:span><text:span text:style-name="T15">="ART1"&gt;</text:span><text:span text:style-name="T9"><text:line-break/></text:span><text:span text:style-name="T15">    &lt;persName&gt;Arthur&lt;/persName&gt;</text:span><text:span text:style-name="T9"><text:line-break/></text:span><text:span text:style-name="T15">   &lt;/person&gt;</text:span><text:span text:style-name="T9"><text:line-break/></text:span><text:span text:style-name="T15">   &lt;person </text:span><text:span text:style-name="T17">xml:id</text:span><text:span text:style-name="T15">="BERT1"&gt;</text:span><text:span text:style-name="T9"><text:line-break/></text:span><text:span text:style-name="T15">    &lt;persName&gt;Bertrand&lt;/persName&gt;</text:span><text:span text:style-name="T9"><text:line-break/></text:span><text:span text:style-name="T15">   &lt;/person&gt;</text:span><text:span text:style-name="T9"><text:line-break/></text:span><text:span text:style-name="T16">&lt;!-- ... --&gt;</text:span><text:span text:style-name="T9"><text:line-break/></text:span><text:span text:style-name="T15">  &lt;/listPerson&gt;</text:span><text:span text:style-name="T9"><text:line-break/></text:span><text:span text:style-name="T15">  &lt;listPerson </text:span><text:span text:style-name="T17">type</text:span><text:span text:style-name="T15">="mythological"&gt;</text:span><text:span text:style-name="T9"><text:line-break/></text:span><text:span text:style-name="T15">   &lt;person </text:span><text:span text:style-name="T17">xml:id</text:span><text:span text:style-name="T15">="ART2"&gt;</text:span><text:span text:style-name="T9"><text:line-break/></text:span><text:span text:style-name="T15">    &lt;persName&gt;Arthur&lt;/persName&gt;</text:span><text:span text:style-name="T9"><text:line-break/></text:span><text:span text:style-name="T15">   &lt;/person&gt;</text:span><text:span text:style-name="T9"><text:line-break/></text:span><text:span text:style-name="T15">   &lt;person </text:span><text:span text:style-name="T17">xml:id</text:span><text:span text:style-name="T15">="BERT2"&gt;</text:span><text:span text:style-name="T9"><text:line-break/></text:span><text:span text:style-name="T15">    &lt;persName&gt;Bertrand&lt;/persName&gt;</text:span><text:span text:style-name="T9"><text:line-break/></text:span><text:span text:style-name="T15">   &lt;/person&gt;</text:span><text:span text:style-name="T9"><text:line-break/></text:span><text:span text:style-name="T16">&lt;!-- ... --&gt;</text:span><text:span text:style-name="T9"><text:line-break/></text:span><text:span text:style-name="T15">  &lt;/listPerson&gt;</text:span><text:span text:style-name="T9"><text:line-break/></text:span><text:span text:style-name="T15"> &lt;/particDesc&gt;</text:span><text:span text:style-name="T9"><text:line-break/></text:span><text:span text:style-name="T15">&lt;/profileDesc&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3:01:58.626306059</meta:creation-date>
    <dc:date>2018-11-06T09:44:22.263962284</dc:date>
    <meta:editing-duration>PT1H50M36S</meta:editing-duration>
    <meta:editing-cycles>49</meta:editing-cycles>
    <meta:generator>LibreOffice/5.3.7.2$MacOSX_X86_64 LibreOffice_project/6b8ed514a9f8b44d37a1b96673cbbdd077e24059</meta:generator>
    <meta:document-statistic meta:table-count="0" meta:image-count="0" meta:object-count="0" meta:page-count="3" meta:paragraph-count="53" meta:word-count="815" meta:character-count="5527" meta:non-whitespace-character-count="4681"/>
  </office:meta>
</office:document-meta>
</file>